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6bbf79" officeooo:paragraph-rsid="006bbf79"/>
    </style:style>
    <style:style style:name="P2" style:family="paragraph" style:parent-style-name="Standard">
      <style:text-properties style:font-name="Liberation Serif" officeooo:rsid="006d1093" officeooo:paragraph-rsid="006d1093"/>
    </style:style>
    <style:style style:name="P3" style:family="paragraph" style:parent-style-name="Standard">
      <style:text-properties style:font-name="Liberation Serif" officeooo:rsid="006d1093" officeooo:paragraph-rsid="007a1f45"/>
    </style:style>
    <style:style style:name="P4" style:family="paragraph" style:parent-style-name="Standard">
      <style:text-properties style:font-name="Liberation Serif" officeooo:rsid="006d1093" officeooo:paragraph-rsid="007da37b"/>
    </style:style>
    <style:style style:name="P5" style:family="paragraph" style:parent-style-name="Standard">
      <style:text-properties style:font-name="Liberation Serif" officeooo:rsid="006d1093" officeooo:paragraph-rsid="0080cbab"/>
    </style:style>
    <style:style style:name="P6" style:family="paragraph" style:parent-style-name="Standard">
      <style:text-properties style:font-name="Liberation Serif" officeooo:rsid="007a1f45" officeooo:paragraph-rsid="007a1f45"/>
    </style:style>
    <style:style style:name="P7" style:family="paragraph" style:parent-style-name="Standard">
      <style:text-properties style:font-name="Liberation Serif" officeooo:rsid="007ea274" officeooo:paragraph-rsid="00809e06"/>
    </style:style>
    <style:style style:name="P8" style:family="paragraph" style:parent-style-name="Standard">
      <style:text-properties officeooo:paragraph-rsid="00779561"/>
    </style:style>
    <style:style style:name="P9" style:family="paragraph" style:parent-style-name="Standard">
      <style:text-properties officeooo:rsid="007a1f45" officeooo:paragraph-rsid="007a1f45"/>
    </style:style>
    <style:style style:name="P10" style:family="paragraph" style:parent-style-name="Standard">
      <style:text-properties officeooo:rsid="007da37b" officeooo:paragraph-rsid="007da37b"/>
    </style:style>
    <style:style style:name="P11" style:family="paragraph" style:parent-style-name="Standard">
      <style:text-properties style:font-name="Liberation Serif" officeooo:rsid="0078bc44" officeooo:paragraph-rsid="00779561"/>
    </style:style>
    <style:style style:name="P12" style:family="paragraph" style:parent-style-name="Standard">
      <style:text-properties style:font-name="Liberation Serif" officeooo:rsid="007a1f45" officeooo:paragraph-rsid="007a1f45"/>
    </style:style>
    <style:style style:name="P13" style:family="paragraph" style:parent-style-name="Standard">
      <style:text-properties officeooo:paragraph-rsid="00816ec1"/>
    </style:style>
    <style:style style:name="T1" style:family="text">
      <style:text-properties style:font-name="Liberation Serif"/>
    </style:style>
    <style:style style:name="T2" style:family="text">
      <style:text-properties style:font-name="Liberation Serif" officeooo:rsid="006c103b"/>
    </style:style>
    <style:style style:name="T3" style:family="text">
      <style:text-properties style:font-name="Liberation Serif" officeooo:rsid="006d1093"/>
    </style:style>
    <style:style style:name="T4" style:family="text">
      <style:text-properties style:font-name="Liberation Serif" officeooo:rsid="006e5f9e"/>
    </style:style>
    <style:style style:name="T5" style:family="text">
      <style:text-properties style:font-name="Liberation Serif" officeooo:rsid="00702eac"/>
    </style:style>
    <style:style style:name="T6" style:family="text">
      <style:text-properties style:font-name="Liberation Serif" officeooo:rsid="0073ed7d"/>
    </style:style>
    <style:style style:name="T7" style:family="text">
      <style:text-properties style:font-name="Liberation Serif" officeooo:rsid="006bbf79"/>
    </style:style>
    <style:style style:name="T8" style:family="text">
      <style:text-properties style:font-name="Liberation Serif" officeooo:rsid="00724a21"/>
    </style:style>
    <style:style style:name="T9" style:family="text">
      <style:text-properties style:font-name="Liberation Serif" officeooo:rsid="007145ff"/>
    </style:style>
    <style:style style:name="T10" style:family="text">
      <style:text-properties style:font-name="Liberation Serif" fo:font-style="italic" fo:font-weight="normal" officeooo:rsid="00724a21" style:font-style-asian="italic" style:font-weight-asian="normal" style:font-style-complex="italic" style:font-weight-complex="normal"/>
    </style:style>
    <style:style style:name="T11" style:family="text">
      <style:text-properties style:font-name="Liberation Serif" fo:font-style="italic" fo:font-weight="normal" officeooo:rsid="0083cdf4" style:font-style-asian="italic" style:font-weight-asian="normal" style:font-style-complex="italic" style:font-weight-complex="normal"/>
    </style:style>
    <style:style style:name="T12" style:family="text">
      <style:text-properties style:font-name="Liberation Serif" officeooo:rsid="00779561"/>
    </style:style>
    <style:style style:name="T13" style:family="text">
      <style:text-properties style:font-name="Liberation Serif" officeooo:rsid="0078bc44"/>
    </style:style>
    <style:style style:name="T14" style:family="text">
      <style:text-properties style:font-name="Liberation Serif" officeooo:rsid="0083cdf4"/>
    </style:style>
    <style:style style:name="T15" style:family="text">
      <style:text-properties style:font-name="Liberation Serif" officeooo:rsid="008482ae"/>
    </style:style>
    <style:style style:name="T16" style:family="text">
      <style:text-properties style:font-name="Liberation Serif" officeooo:rsid="00816ec1"/>
    </style:style>
    <style:style style:name="T17" style:family="text">
      <style:text-properties style:font-name="Liberation Serif" officeooo:rsid="0081dcce"/>
    </style:style>
    <style:style style:name="T18" style:family="text">
      <style:text-properties style:font-name="Liberation Serif1"/>
    </style:style>
    <style:style style:name="T19" style:family="text">
      <style:text-properties style:font-name="Liberation Serif1" officeooo:rsid="006bbf79"/>
    </style:style>
    <style:style style:name="T20" style:family="text">
      <style:text-properties style:font-name="Liberation Serif1" officeooo:rsid="0073ed7d"/>
    </style:style>
    <style:style style:name="T21" style:family="text">
      <style:text-properties style:font-name="Liberation Serif1" officeooo:rsid="0075c1e8"/>
    </style:style>
    <style:style style:name="T22" style:family="text">
      <style:text-properties style:font-name="Liberation Serif1" officeooo:rsid="00779561"/>
    </style:style>
    <style:style style:name="T23" style:family="text">
      <style:text-properties style:font-name="Liberation Serif1" officeooo:rsid="006e5f9e"/>
    </style:style>
    <style:style style:name="T24" style:family="text">
      <style:text-properties style:font-name="Liberation Serif1" officeooo:rsid="007c1668"/>
    </style:style>
    <style:style style:name="T25" style:family="text">
      <style:text-properties officeooo:rsid="006bbf79"/>
    </style:style>
    <style:style style:name="T26" style:family="text">
      <style:text-properties officeooo:rsid="0078bc44"/>
    </style:style>
    <style:style style:name="T27" style:family="text">
      <style:text-properties officeooo:rsid="007a1f45"/>
    </style:style>
    <style:style style:name="T28" style:family="text">
      <style:text-properties officeooo:rsid="007c1668"/>
    </style:style>
    <style:style style:name="T29" style:family="text">
      <style:text-properties officeooo:rsid="007da37b"/>
    </style:style>
    <style:style style:name="T30" style:family="text">
      <style:text-properties officeooo:rsid="006d1093"/>
    </style:style>
    <style:style style:name="T31" style:family="text">
      <style:text-properties officeooo:rsid="00809e06"/>
    </style:style>
    <style:style style:name="T32" style:family="text">
      <style:text-properties officeooo:rsid="0080cbab"/>
    </style:style>
    <style:style style:name="T33" style:family="text">
      <style:text-properties officeooo:rsid="0081dcce"/>
    </style:style>
    <style:style style:name="T34" style:family="text">
      <style:text-properties officeooo:rsid="0083cdf4"/>
    </style:style>
    <style:style style:name="T35" style:family="text">
      <style:text-properties officeooo:rsid="008482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ndredi 23 juin 2023</text:p>
      <text:p text:style-name="P10">Depuis hier après-midi, je suis hébergé chez Gwenola, j’occupe une chambre du second étage qui est très calme grâce à sa situation sur le jardin. Ce changement me donne l’impression d’être en voyage. <text:span text:style-name="T34">Et ainsi</text:span> ma maison de St Molf <text:span text:style-name="T34">est mise à disposition des </text:span>mariés. <text:span text:style-name="T25">Bruno est arrivé avec Luka en début de semaine. Elle se termine et a été centrée sur la préparation du mariage d’</text:span><text:span text:style-name="T19">É</text:span><text:span text:style-name="T7">dina et Bruno. Ma participation a été partielle mais intense. Ma charge a été de contacter mes relations amicales afin de réunir de la vaisselle et du mobilier de jardin. En outre, à l’initiative de ma partenaire de bridge, Ghislaine Ker</text:span><text:span text:style-name="T2">guistel, un hébergement à la demande a été organisé. Les personnes concernées, Ghislaine qui a accueilli : Julien et Ségolène. Catherine Gentric : Anne Charlotte ; et Soazig : Stéphane et Catherine, Olivia et Jérôme, Caroline. </text:span><text:span text:style-name="T3">Hier et aujourd’hui, j’ai fait le taxi pour aller chercher à la gare de la Baule-Escoublac </text:span><text:span text:style-name="T19">É</text:span><text:span text:style-name="T7">dina </text:span><text:span text:style-name="T3">et sa famille. Leur voyage, au départ de Cluj-Napoca, a été très fatiguant lié aux aléas tels que retard d’avion et correspondances compliquées. J’ai été témoin des travaux d’installation sur le site de Kerguenec ainsi que des angoisses liées en particulier à la connexion électrique du food truck.</text:span></text:p>
      <text:p text:style-name="P2"/>
      <text:p text:style-name="P2">Samedi 24 juin 2023</text:p>
      <text:p text:style-name="P8"><text:span text:style-name="T23">À</text:span><text:span text:style-name="T4"> 11h15, la cérémonie de mariage est prévue sur la plage de Merquel située sur la </text:span><text:span text:style-name="T13">gauche</text:span><text:span text:style-name="T4"> en sortant du port de Kercabellec. </text:span><text:span text:style-name="T14">Cette cérémonie</text:span><text:span text:style-name="T4"> n’a ni caractère administratif, ni religieux. Elle est célébrée par un diacre, Jean-Baptiste, ami des mariés et </text:span><text:span text:style-name="T5">sa </text:span><text:span text:style-name="T4">préparation est l’objet d’une démarche libre </text:span><text:span text:style-name="T5">et original</text:span><text:span text:style-name="T6">e</text:span><text:span text:style-name="T5"> (voir le document de Jean-Baptiste). L’arrivée <text:s/></text:span><text:span text:style-name="T7">d’</text:span><text:span text:style-name="T19">É</text:span><text:span text:style-name="T7">dina et Bruno </text:span><text:span text:style-name="T5">est applaudi. Leur véhicule est un vélo-cargo, Bruno pédale, </text:span><text:span text:style-name="T19">É</text:span><text:span text:style-name="T7">dina </text:span><text:span text:style-name="T5">est assise dans le cargo </text:span><text:span text:style-name="T8">fleuri</text:span><text:span text:style-name="T5">. </text:span><text:span text:style-name="T9">Cette image </text:span><text:span text:style-name="T15">écologique </text:span><text:span text:style-name="T9">est maintenue pour le reste des festivités </text:span><text:span text:style-name="T8">qui se déroule à Kerguenec</text:span><text:span text:style-name="T9">, pas de traiteur, pas de salle dédiée, uniquement, une pergola qui abrite le bar, le buffet, les tables ainsi qu’un espace dédié au repos et à la détente. L’ensemble est à l’abri des arbres. La météo est radieuse, les préparatifs culinaires ont été assurés par les mariés, la famille et les amis. </text:span><text:span text:style-name="T8">La fête est bucolique et atypique. Cette organisation a été un réel succès, toutefois, elle n’a pas reçu l’approbation de tous, sans entrer dans le détail, certaines personnes ont émis des avis défavorables. Cela me fait penser à la chanson de Georges Brassens : </text:span><text:span text:style-name="T10">non les gens n’aiment pas que l’on suive une autre route qu’e</text:span><text:span text:style-name="T11">ux</text:span><text:span text:style-name="T8">. </text:span><text:span text:style-name="T6">Les rencontres ont été multiples. La famille d’</text:span><text:span text:style-name="T19">É</text:span><text:span text:style-name="T7">dina </text:span><text:span text:style-name="T6">est largement représentée, </text:span><text:span text:style-name="T19">É</text:span><text:span text:style-name="T20">léna, sa mère, Stephan, son père, Mirona, la big sister, son mari et Alex, son fils, son frère Stephan. La famille Leruste n’est pas en reste, Catherine et Stéphane, Caroline, Olivia et Jérôme, Antoine et Maxime, </text:span><text:span text:style-name="T21">Anne-Charlotte, Gwenola et Régis</text:span><text:span text:style-name="T20">. </text:span><text:span text:style-name="T22">Marie, qui est une amie de longue date, remarque la qualité de la musique de jazz jouée par Raphaël au piano. </text:span><text:span text:style-name="T20">La famille Alavoine est également à l’honneur, </text:span><text:span text:style-name="T21">Laure, Benjamin et d’autres dont je n’ai pas mémorisé les prénoms. J’ai également repéré </text:span><text:span text:style-name="T22">Marie qui vit à Montréal, elle faisait partie de la même promotion de l’école de design de Nantes qu’</text:span><text:span text:style-name="T19">É</text:span><text:span text:style-name="T7">dina. </text:span><text:span text:style-name="T12">Une autre promotion est représentée par Fabien, c’est celle de l’école de design CREAPOLE à </text:span><text:span text:style-name="T13">P</text:span><text:span text:style-name="T12">aris </text:span><text:span text:style-name="T13">où Bruno a fait ses études. Le bridge est également à l’honneur, Ghislaine et Jean, Annie et Alain, Olivier </text:span><text:span text:style-name="T15">et</text:span><text:span text:style-name="T13"> Philippe. En début de soirée, je prononce un discours, je vous en donne le contenu ci-dessous :</text:span></text:p>
      <text:p text:style-name="P11">Bienvenue à tous</text:p>
      <text:p text:style-name="P11">Je vous remercie d’être venus si nombreux <text:s/>à l’occasion du mariage d’Édina et Bruno.</text:p>
      <text:p text:style-name="P11">Je remercie également les personnes qui participent aux préparatifs culinaires de cette fête ainsi qu’à son organisation.</text:p>
      <text:p text:style-name="P11">welcome everyone!</text:p>
      <text:p text:style-name="P11">I thank Elena, Stephane and all their family and friends for coming from Romania for Edina and Bruno's wedding. I also thank the people who participate in the culinary preparations for this celebration as well as in its organization.</text:p>
      <text:p text:style-name="P11">Chère Édina</text:p>
      <text:p text:style-name="P8"><text:span text:style-name="T13">J’adore les gâteaux, le gâteau nantais en particulier et c’est toi qui me l’a fait connaître, je m’en lèche les babines rien qu’à imaginer ce glaçage de crème et de sucre et à sentir l’odeur de rhum qui s’en dégage. Au début des années 2000, tu quittes Cluj-Napoca pour venir faire tes études de design à Nantes et c’est bien là que tu as découvert ce fameux gâteau nantais. Quelques années plus tard </text:span><text:soft-page-break/><text:span text:style-name="T13">avec ton diplôme en poche et l’excellente maîtrise de plusieurs langues étrangères, tu arrives à Paris. Tes prospections pour trouver un poste de designer te conduise chez Team-Créatif. A cette époque, j’ai eu par 2 fois l’occasion de visiter l’entreprise puisque mon fils Bruno y est responsable du service packaging. Tu te retrouves dans son service, le patron est exigent et pas toujours très commode ! Bof, ça va. La suite nous la devinons. Tu t’habitues facilement à la vie familiale. Une bonne entente s’installe entre toi, Luka et Gabriel. Des petites gouttes d’huile sont parfois nécessaires par ci, par là, mais ça fonctionne bien.</text:span></text:p>
      <text:p text:style-name="P11">Cher Bruno</text:p>
      <text:p text:style-name="P11">A l’issue de tes études secondaires, je me souviens du choix important qui a été celui de ton orientation dans les études supérieures. Trois filières s’offraient à toi, deux scientifiques et la troisième le design. Après une longue réflexion, ta préférence a été le design qui s’est finalement concrétisé par ton inscription à l’école CREAPOLE pour la spécialité design produit. Tu as brillamment suivi ce cycle d’études qui s’est finalisé par un stage chez Danone à Évian. Tu t’es ensuite intégré chez Team-Créatif où tu as rencontré Edina. Tu as voulu ensuite voler de tes propres ailes en fondant AlterNativ Design afin de créer les produits innovants et responsables de demain. Bravo de ce beau parcours. <text:s/>Également bravo pour l’organisation de cette fête bucolique et atypique. Je souhaite à toi, Édina, Luka et Gabriel mes meilleurs vœux de bonheur.</text:p>
      <text:p text:style-name="P9"><text:span text:style-name="T13">A</text:span><text:span text:style-name="T1">vec Stéphane, j’ai essayé de reconstituer l’épisode de la guerre qui concerne la ville de Tulle.</text:span></text:p>
      <text:p text:style-name="P6"/>
      <text:p text:style-name="P3"><text:span text:style-name="T27">Dimanche </text:span>2<text:span text:style-name="T27">5</text:span> juin 2023</text:p>
      <text:p text:style-name="P6">La journée est consacrée au rebond. Je fais la connaissance de Raphaël. <text:span text:style-name="T28">Il est un excellent pianiste et je le félicite pour son jeu d’hier soir, du jazz assez cool qui a installé une excellente ambiance. Sans le demander, j’ai recueilli l’avis de plusieurs personnes sur le déroulement de ces noces. Tous étaient ravis et ont souligné le charme et la convivialité. </text:span><text:span text:style-name="T24">À</text:span><text:span text:style-name="T28"> la table où j’ai déjeuné, Marie de la promotion de l’école de design de Nantes, nous a parlé de sa vie au Canada. Ses parents habitent à proximité de Piriac-sur-mer.</text:span></text:p>
      <text:p text:style-name="P6"/>
      <text:p text:style-name="P4"><text:span text:style-name="T29">Lundi </text:span>2<text:span text:style-name="T29">6</text:span> juin 2023</text:p>
      <text:p text:style-name="P7"><text:span text:style-name="T18">À</text:span> 19h, je suis invité par les mariés au restaurant <text:span text:style-name="T30">BOCCA SUNSET </text:span>sur la plage de Pornichet. La mer est belle, les vagues sont formées, le vent souffle, la température est agréable mais rien de trop. Dans la salle, la vue est belle, l’ambiance est apaisante et chaleureuse. Ce dîner réuni principalement la famille d’<text:span text:style-name="T26">Édina, <text:s/>É</text:span><text:span text:style-name="T31">léna qui fête ses 70 ans, Mirona, son mari et son fils Alex, Stephan. J’ai prévu un petit cadeau pour </text:span><text:span text:style-name="T26">É</text:span><text:span text:style-name="T31">léna, un pendentif que j’ai acheté à la verrerie d’art de Guérande. Luka a sympathisé avec Alex qui a 18 ans, il lui parle volontiers en anglais. Bruno et <text:s/></text:span><text:span text:style-name="T26">Édina </text:span><text:span text:style-name="T31">font un petit discours pour adresser leurs remerciements. </text:span><text:span text:style-name="T32">Le chef du restaurant est roumain, accompagné de son équipe, il apporte le gâteau d’anniversaire en chantant la chanson rituelle en français, puis il exprime ses vœux en roumain. </text:span><text:span text:style-name="T31">J’apprends que des cadeaux m’attendent </text:span><text:span text:style-name="T32">chez moi </text:span><text:span text:style-name="T31">et je remercie les généreux donateurs. Ce dîner est le terme de ces noces. </text:span></text:p>
      <text:p text:style-name="P7"/>
      <text:p text:style-name="P5"><text:span text:style-name="T32">Mercredi </text:span>2<text:span text:style-name="T32">8</text:span> juin 2023</text:p>
      <text:p text:style-name="P13"><text:span text:style-name="T16">Bruno et Luka sont partis vers 10h. La fête est finie. J’ai sauvegardé quelques fleurs qui sont les derniers témoins de la beauté de ces noces. Le réfrigérateur est plein des restes des agapes. J’ai mangé des fruits de mer et j’ai bu un vin roumain qui s’accordait très bien avec le gâteau nantais. Je m’occupe de laver les parures des lits de la maison et de celle de Soazig, je n’ai jamais fait autant de lessives </text:span><text:span text:style-name="T15">de ma vie</text:span><text:span text:style-name="T16">, l’une derrière l’autre ! Je prépare un autre voyage à bord d’un bateau de croisière. Le départ est fixé samedi </text:span><text:span text:style-name="T17">premier juillet à Dou</text:span><text:span text:style-name="T15">a</text:span><text:span text:style-name="T17">rnenez-Tr</text:span><text:span text:style-name="T15">é</text:span><text:span text:style-name="T17">boul.</text:span></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7T11:46:41.041884436</meta:creation-date>
    <meta:generator>LibreOffice/6.4.7.2$Linux_X86_64 LibreOffice_project/40$Build-2</meta:generator>
    <dc:date>2023-06-30T12:30:19.614970232</dc:date>
    <meta:editing-duration>PT2H41M27S</meta:editing-duration>
    <meta:editing-cycles>22</meta:editing-cycles>
    <meta:print-date>2023-06-30T12:01:41.989270105</meta:print-date>
    <meta:document-statistic meta:table-count="0" meta:image-count="0" meta:object-count="0" meta:page-count="2" meta:paragraph-count="20" meta:word-count="1364" meta:character-count="8061" meta:non-whitespace-character-count="6711"/>
  </office:meta>
</office:document-meta>
</file>